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GenerationContextTests.createWhenGeneratedClassesI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GenerationContextTests.createCreates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GenerationContextTests.withNameGeneratesUniqu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GenerationContextTests.withNameKeepsTrackOfAllGenerated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GenerationContextTests.getRuntimeHintsReturnsRuntimeH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GenerationContextTests.withNameUpdateNamingConven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GenerationContextTests.createWhenRuntimeHintsI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GenerationContextTests.createWithOnlyGeneratedFilesCreates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GenerationContextTests.getGeneratedClassesReturnsClassName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GenerationContextTests.getGeneratedFilesReturnsGenerated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GenerationContextTests.createWhenGeneratedFilesI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